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07f6d3" officeooo:paragraph-rsid="0007f6d3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officeooo:rsid="0007f6d3" officeooo:paragraph-rsid="0007f6d3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style:font-name="Garamond" fo:font-size="10pt" officeooo:rsid="0007f6d3" officeooo:paragraph-rsid="0007f6d3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07f6d3" officeooo:paragraph-rsid="0007f6d3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07f6d3" officeooo:paragraph-rsid="0007f6d3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27">Perez, Paulo Gabriel F.</text:p>
            <text:p text:style-name="P9"/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28">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0">3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672942987641645230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58:19.612463530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2" meta:word-count="457" meta:character-count="2721" meta:non-whitespace-character-count="2190"/>
    <meta:template xlink:type="simple" xlink:actuate="onRequest" xlink:title="" xlink:href="Normal"/>
  </office:meta>
</office:document-meta>
</file>